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i>m</mi>
      <mover accent="true">
        <mstyle mathvariant="bold">
          <mrow>
            <mi>r</mi>
          </mrow>
        </mstyle>
        <mo stretchy="false">¨</mo>
      </mover>
      <mrow>
        <mi/>
        <mo stretchy="false">≡</mo>
        <mi/>
      </mrow>
      <mn>0</mn>
    </mrow>
    <annotation encoding="StarMath 5.0">bold F `=` m ddot bold r `equiv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2:45:26.224000000</meta:creation-date>
    <meta:generator>LibreOffice/4.1.4.2$Windows_x86 LibreOffice_project/0a0440ccc0227ad9829de5f46be37cfb6edcf72</meta:generator>
  </office:meta>
</office:document-meta>
</file>